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227e" officeooo:paragraph-rsid="001d227e"/>
    </style:style>
    <style:style style:name="P2" style:family="paragraph" style:parent-style-name="Standard">
      <style:text-properties fo:font-weight="bold" officeooo:rsid="001d227e" officeooo:paragraph-rsid="001d227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buntu and some other Linux desktops come with a Guest Session account, which anyone can log into system without password. So, due to security reason we should disable it by using the following command in the terminal.</text:p>
      <text:p text:style-name="P1"/>
      <text:p text:style-name="P1">[Disable Guest Session on Unity]</text:p>
      <text:p text:style-name="P1"/>
      <text:p text:style-name="P2">$ sudo sh -c “echo ‘allow-guest=false’ &gt;&gt; /usr/share/lightdm/lightdm.conf.d/50-ubuntu.conf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18:39:43.345499052</meta:creation-date>
    <meta:generator>LibreOffice/5.1.6.2$Linux_X86_64 LibreOffice_project/10m0$Build-2</meta:generator>
    <dc:date>2017-08-31T18:40:20.523371233</dc:date>
    <meta:editing-duration>PT39S</meta:editing-duration>
    <meta:editing-cycles>1</meta:editing-cycles>
    <meta:document-statistic meta:table-count="0" meta:image-count="0" meta:object-count="0" meta:page-count="1" meta:paragraph-count="3" meta:word-count="50" meta:character-count="341" meta:non-whitespace-character-count="294"/>
  </office:meta>
</office:document-meta>
</file>